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27">
      <style:table-cell-properties style:vertical-align="middle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3.360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tegorie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able_name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time_stamp</text:p>
          </table:table-cell>
          <table:table-cell table:number-columns-repeated="16379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programming</text:p>
          </table:table-cell>
          <table:table-cell office:value-type="string" table:style-name="ce2">
            <text:p>c_plus_plus</text:p>
          </table:table-cell>
          <table:table-cell office:value-type="string" table:style-name="ce2">
            <text:p>c++</text:p>
          </table:table-cell>
          <table:table-cell office:value-type="date" office:date-value="2020-03-29T11:17:52" table:style-name="ce3">
            <text:p>29.03.2020 11:17</text:p>
          </table:table-cell>
          <table:table-cell table:number-columns-repeated="16379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ms_excel</text:p>
          </table:table-cell>
          <table:table-cell office:value-type="string" table:style-name="ce2">
            <text:p>ms_excel</text:p>
          </table:table-cell>
          <table:table-cell office:value-type="date" office:date-value="2020-03-26T15:05:21" table:style-name="ce3">
            <text:p>26.03.2020 15:05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ms_word</text:p>
          </table:table-cell>
          <table:table-cell office:value-type="string" table:style-name="ce2">
            <text:p>ms_word</text:p>
          </table:table-cell>
          <table:table-cell office:value-type="date" office:date-value="2020-03-26T15:05:28" table:style-name="ce3">
            <text:p>26.03.2020 15:05</text:p>
          </table:table-cell>
          <table:table-cell table:number-columns-repeated="16379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ms_point</text:p>
          </table:table-cell>
          <table:table-cell office:value-type="string" table:style-name="ce2">
            <text:p>ms_point</text:p>
          </table:table-cell>
          <table:table-cell office:value-type="date" office:date-value="2020-03-26T15:05:33" table:style-name="ce3">
            <text:p>26.03.2020 15:05</text:p>
          </table:table-cell>
          <table:table-cell table:number-columns-repeated="16379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programming</text:p>
          </table:table-cell>
          <table:table-cell office:value-type="string" table:style-name="ce2">
            <text:p>c#</text:p>
          </table:table-cell>
          <table:table-cell office:value-type="string" table:style-name="ce2">
            <text:p>c#</text:p>
          </table:table-cell>
          <table:table-cell office:value-type="date" office:date-value="2020-03-26T15:05:36" table:style-name="ce3">
            <text:p>26.03.2020 15:05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1ither</meta:initial-creator>
    <dc:creator>S1ither</dc:creator>
    <meta:creation-date>2020-03-30T09:31:49Z</meta:creation-date>
    <dc:date>2020-03-30T09:33:36Z</dc:date>
  </office:meta>
</office:document-meta>
</file>